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ea34a"/>
    </style:style>
    <style:style style:name="P4" style:family="paragraph" style:parent-style-name="Standard">
      <style:paragraph-properties fo:text-align="start" style:justify-single-word="false"/>
      <style:text-properties officeooo:paragraph-rsid="002049e9"/>
    </style:style>
    <style:style style:name="P5" style:family="paragraph" style:parent-style-name="Standard">
      <style:paragraph-properties fo:text-align="start" style:justify-single-word="false"/>
      <style:text-properties officeooo:paragraph-rsid="0021b7c0"/>
    </style:style>
    <style:style style:name="P6" style:family="paragraph" style:parent-style-name="Standard">
      <style:paragraph-properties fo:text-align="start" style:justify-single-word="false"/>
      <style:text-properties officeooo:rsid="002049e9" officeooo:paragraph-rsid="002049e9"/>
    </style:style>
    <style:style style:name="P7" style:family="paragraph" style:parent-style-name="Standard">
      <style:paragraph-properties fo:text-align="start" style:justify-single-word="false"/>
      <style:text-properties officeooo:rsid="0021b7c0" officeooo:paragraph-rsid="0021b7c0"/>
    </style:style>
    <style:style style:name="P8" style:family="paragraph" style:parent-style-name="Standard">
      <style:paragraph-properties fo:text-align="start" style:justify-single-word="false"/>
      <style:text-properties officeooo:rsid="002577f6" officeooo:paragraph-rsid="002577f6"/>
    </style:style>
    <style:style style:name="P9" style:family="paragraph" style:parent-style-name="Standard">
      <style:paragraph-properties fo:text-align="start" style:justify-single-word="false" fo:padding="0.049cm" fo:border="0.06pt solid #000000" style:shadow="none"/>
      <style:text-properties fo:font-style="italic" officeooo:rsid="002049e9" officeooo:paragraph-rsid="002049e9" style:font-style-asian="italic" style:font-style-complex="italic"/>
    </style:style>
    <style:style style:name="P10" style:family="paragraph" style:parent-style-name="Standard">
      <style:paragraph-properties fo:text-align="start" style:justify-single-word="false" fo:padding="0.049cm" fo:border="0.06pt solid #000000" style:shadow="none"/>
      <style:text-properties fo:font-style="italic" officeooo:rsid="002049e9" officeooo:paragraph-rsid="0021b7c0" style:font-style-asian="italic" style:font-style-complex="italic"/>
    </style:style>
    <style:style style:name="P11" style:family="paragraph" style:parent-style-name="Standard">
      <style:paragraph-properties fo:text-align="start" style:justify-single-word="false"/>
      <style:text-properties officeooo:rsid="002049e9" officeooo:paragraph-rsid="0021b7c0"/>
    </style:style>
    <style:style style:name="P12" style:family="paragraph" style:parent-style-name="Standard">
      <style:paragraph-properties fo:text-align="start" style:justify-single-word="false"/>
      <style:text-properties officeooo:rsid="00276503" officeooo:paragraph-rsid="00276503"/>
    </style:style>
    <style:style style:name="P13" style:family="paragraph" style:parent-style-name="Standard" style:list-style-name="L1">
      <style:paragraph-properties fo:text-align="start" style:justify-single-word="false"/>
      <style:text-properties officeooo:rsid="00276503" officeooo:paragraph-rsid="00276503"/>
    </style:style>
    <style:style style:name="P14" style:family="paragraph" style:parent-style-name="Heading_20_1">
      <style:paragraph-properties fo:text-align="center" style:justify-single-word="false"/>
    </style:style>
    <style:style style:name="T1" style:family="text">
      <style:text-properties officeooo:rsid="00109a3c"/>
    </style:style>
    <style:style style:name="T2" style:family="text">
      <style:text-properties officeooo:rsid="001ea34a"/>
    </style:style>
    <style:style style:name="T3" style:family="text">
      <style:text-properties officeooo:rsid="002049e9"/>
    </style:style>
    <style:style style:name="T4" style:family="text">
      <style:text-properties officeooo:rsid="002382c6"/>
    </style:style>
    <style:style style:name="T5" style:family="text">
      <style:text-properties officeooo:rsid="002765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Cover Letter for Learning Weighted Lower Linear Envelope Potentials in Binary Markov Random Fields (Revision <text:span text:style-name="T2">3</text:span>)</text:h>
      <text:p text:style-name="P1"/>
      <text:p text:style-name="P2">Dear Editors,</text:p>
      <text:p text:style-name="P2"/>
      <text:p text:style-name="P3">Please find <text:span text:style-name="T1">submitted</text:span> the <text:span text:style-name="T2">latest</text:span> revision of our paper “Learning Weighted Lower Linear Envelope Potentials in Binary Markov Random Fields” for review in the TPAMI special issue on “Higher Order Graphical Models in Computer Vision: Modelling, Inference, and Learning.”</text:p>
      <text:p text:style-name="P3"/>
      <text:p text:style-name="P3">We thank the Reviewers for <text:span text:style-name="T2">examining our revised manuscript. The first reviewer recommends some minor changes, the other two of the reviewers recommend accept with no changes. Below is a detailed description of how we have addressed the changes recommended by the first reviewer.</text:span></text:p>
      <text:p text:style-name="P2"/>
      <text:p text:style-name="P2">Kind Regards,</text:p>
      <text:p text:style-name="P2">Stephen Gould</text:p>
      <text:p text:style-name="P2"/>
      <text:h text:style-name="Heading_20_1" text:outline-level="1">Reviewer 1</text:h>
      <text:p text:style-name="P9">The author has incorporated most of my objections and has disagreed with the remaining ones. I find this acceptable and have no more major objections.</text:p>
      <text:p text:style-name="P9"/>
      <text:p text:style-name="P9">However, after reading the paper once again, I believe that Sections 3.1 and 3.2 should be still clarified and shortened. Here are my concrete suggestions.</text:p>
      <text:p text:style-name="P9"/>
      <text:p text:style-name="P9">Minor comment: In (2), remove W_c and assume instead that sum_i w_i^c=1.</text:p>
      <text:p text:style-name="P2"/>
      <text:p text:style-name="P2">As <text:span text:style-name="T3">suggested we have removed the normalizastion by W_c and instead assume that we have sum_i w_i^c = 1. We have clarified in footnote 1 that this normalization is always possible.</text:span></text:p>
      <text:p text:style-name="P2"/>
      <text:p text:style-name="P9">I believe that the main mathematical idea behind the proof of Lemma 3.2 is unclear and obscured by the used notation. I suggest to drop the indexes c and H in (3) and denote W_c(y_c) as x (because the dependence on y_c is always via W_c(y_c)). Then Lemma 3.2 can be replaced by the following theorem:</text:p>
      <text:p text:style-name="P9"/>
      <text:p text:style-name="P9">Theorem. Let function f: R_+ --&gt; R be given by</text:p>
      <text:p text:style-name="P9"/>
      <text:p text:style-name="P9">f(x) = min_{k=1}^K (a_k*x+b_k)</text:p>
      <text:p text:style-name="P9"/>
      <text:p text:style-name="P9">where a_k&gt;a_{k+1} and no affine function a_k*x+b_k is redundant. Then</text:p>
      <text:p text:style-name="P9"/>
      <text:p text:style-name="P9">f(x) = min_{z_1,...,z_{K-1} in {0,1}} </text:p>
      <text:p text:style-name="P9">( a_1*x+b_1 + sum_{k=1}^{K-1} z_k(a_{k+1}*x+b_{k+1}-a_k*x-b_k) ) .</text:p>
      <text:p text:style-name="P2"/>
      <text:p text:style-name="P6">We believe that it is important to keep Lemma 3.2 in terms of y_c since these are the variables that we optimize over (jointly with z) <text:span text:style-name="T4">when performing inference</text:span>. Replacing Lemma 3.2 with the proposed theorem would require us to later connect x with W_c(y_c) which we believe would interrupt the main point that E^c(y_c, z) can be minimized exactly using graph cuts. <text:span text:style-name="T5">We have, however, introduced the conditions on (a_k, b_k) that ensure that no affine function is redundant as suggested below.</text:span></text:p>
      <text:p text:style-name="P4"><text:soft-page-break/></text:p>
      <text:p text:style-name="P9">You highlight some very obvious facts but leave some harder observations unexplained. E.g., Observation 3.1 is trivial and Observations 3.3 are obvious but clumsy and obscured by notation. Definitions 3.1 and 3.2 should go inline.</text:p>
      <text:p text:style-name="P4"/>
      <text:p text:style-name="P7">We believe that it is important to keep Definitions 3.1 and 3.2 prominent so that the reader can easily refer back to them when considering the proof of Lemma 3.2.</text:p>
      <text:p text:style-name="P4"/>
      <text:p text:style-name="P10">On the other hand, it is not immediately clear (line 55 on page 3) that if a_k&gt;a_{k+1} (for all k) and no affine function is redundant, then b_k&lt;b_{k+1} (for all k). It is even less easy to see that the inequality on line 35 (page 4) implies the inequality on line 39, for every x.</text:p>
      <text:p text:style-name="P5"/>
      <text:p text:style-name="P7">We have added clarification to the paragraph discussing why we b_k &lt; b_{k+1} if no affine function is redundant (for a_k &lt; a_{k+1}).</text:p>
      <text:p text:style-name="P5"/>
      <text:p text:style-name="P10">In fact, I suggest one more clarification. Your key assumption is that no affine function a_k*x+b_k is redundant. The reader may naturally ask, what are the conditions on (a_k,b_k) (assuming a_k are sorted, a_k&gt;a_{k+1}) that ensure this. Though this condition is not entirely necesary for the proof, it clarifies things. I derived the condition, it reads</text:p>
      <text:p text:style-name="P10"/>
      <text:p text:style-name="P10">(a_k-a_{k+1})*(b_{k+2}-b_{k+1}) &gt; (a_{k+1}-a_{k+2})*(b_{k+1}-b_k) .</text:p>
      <text:p text:style-name="P10"/>
      <text:p text:style-name="P10">This condition then clearly implies that for every x&gt;=0, the inequality on line 35 (page 4) implies the inequality on line 39. The rest of the proof is then easy.</text:p>
      <text:p text:style-name="P5"/>
      <text:p text:style-name="P8">We thank the reviewer for this suggestion. We have added Proposition 3.1, which introduces this condition (other propositions have been renumbered accordingly). We have added a reference in the proof of Lemma 3.2 (now Lemma 3.4 after renumbering).</text:p>
      <text:p text:style-name="P11"/>
      <text:p text:style-name="P12">All of the changes were limited to Sections 3.1 and 3.2, where the changes in Section 3.2 were minor and only made to be consistent with the changes in Section 3.1.</text:p>
      <text:p text:style-name="P12"><text:s/></text:p>
      <text:h text:style-name="Heading_20_1" text:outline-level="1">Minor Changes</text:h>
      <text:p text:style-name="P12">We also made two minor changes on proofreading the manuscript:</text:p>
      <text:list xml:id="list2355138575850093200" text:style-name="L1">
        <text:list-item>
          <text:p text:style-name="P13">We added the word “pixelwise” in the last sentence of the first page.</text:p>
        </text:list-item>
        <text:list-item>
          <text:p text:style-name="P13">We corrected the lower linear envelope equation in Section 5.1 to include the scaling factor \frac{1}{|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ould</meta:initial-creator>
    <meta:creation-date>2014-04-08T12:36:58</meta:creation-date>
    <dc:date>2014-09-19T18:43:52.825070746</dc:date>
    <meta:editing-duration>PT7H9M40S</meta:editing-duration>
    <meta:editing-cycles>49</meta:editing-cycles>
    <meta:generator>LibreOffice/4.2.6.3$Linux_X86_64 LibreOffice_project/420m0$Build-3</meta:generator>
    <meta:printed-by>Stephen Gould</meta:printed-by>
    <meta:print-date>2014-04-08T14:41:00</meta:print-date>
    <meta:document-statistic meta:table-count="0" meta:image-count="0" meta:object-count="0" meta:page-count="2" meta:paragraph-count="32" meta:word-count="721" meta:character-count="4359" meta:non-whitespace-character-count="3670"/>
  </office:meta>
</office:document-meta>
</file>